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 svg:font-family="Dustismo" style:font-adornments="Gras" style:font-pitch="variable"/>
    <style:font-face style:name="Dustismo2" svg:font-family="Dustismo" style:font-adornments="Italique" style:font-pitch="variable"/>
    <style:font-face style:name="Dustismo1" svg:font-family="Dustismo" style:font-adornments="Italique gras" style:font-pitch="variable"/>
    <style:font-face style:name="Dustismo Roman" svg:font-family="'Dustismo Roman'" style:font-adornments="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12pt" officeooo:rsid="00942247" style:font-size-asian="12pt" style:font-size-complex="12pt"/>
    </style:style>
    <style:style style:name="P3" style:family="paragraph" style:parent-style-name="Footer">
      <style:paragraph-properties fo:margin-left="0cm" fo:margin-right="0cm" fo:text-indent="0cm" style:auto-text-indent="false"/>
      <style:text-properties fo:font-size="12pt" officeooo:rsid="009779b5" officeooo:paragraph-rsid="009779b5" style:font-size-asian="12pt" style:font-size-complex="12pt"/>
    </style:style>
    <style:style style:name="P4" style:family="paragraph" style:parent-style-name="Standard" style:master-page-name="">
      <style:paragraph-properties fo:margin-left="0cm" fo:margin-right="0cm" fo:margin-top="0cm" fo:margin-bottom="0.101cm" loext:contextual-spacing="false" fo:text-indent="0.199cm" style:auto-text-indent="false" style:page-number="auto" fo:background-color="transparent" style:shadow="none" text:number-lines="true" text:line-number="0">
        <style:tab-stops/>
        <style:background-image/>
      </style:paragraph-properties>
      <style:text-properties fo:font-size="12pt" officeooo:paragraph-rsid="00971bed" style:font-size-asian="12pt" style:font-size-complex="12pt"/>
    </style:style>
    <style:style style:name="P5" style:family="paragraph" style:parent-style-name="Heading_20_1" style:master-page-name="Standard">
      <style:paragraph-properties fo:text-align="start" style:justify-single-word="false" style:page-number="auto"/>
      <style:text-properties officeooo:rsid="00ec33bd" officeooo:paragraph-rsid="00ec33bd"/>
    </style:style>
    <style:style style:name="P6" style:family="paragraph" style:parent-style-name="Heading_20_2">
      <style:paragraph-properties fo:margin-left="0cm" fo:margin-right="0cm" fo:text-align="start" style:justify-single-word="false" fo:text-indent="0cm" style:auto-text-indent="false" fo:break-before="page"/>
      <style:text-properties officeooo:rsid="00f140bc" officeooo:paragraph-rsid="00f140bc"/>
    </style:style>
    <style:style style:name="P7" style:family="paragraph" style:parent-style-name="Heading_20_2">
      <style:paragraph-properties fo:margin-left="0cm" fo:margin-right="0cm" fo:text-align="start" style:justify-single-word="false" fo:text-indent="0cm" style:auto-text-indent="false" fo:break-before="page"/>
      <style:text-properties officeooo:rsid="00ef4355" officeooo:paragraph-rsid="00ef4355"/>
    </style:style>
    <style:style style:name="P8" style:family="paragraph" style:parent-style-name="Heading_20_2">
      <style:paragraph-properties fo:margin-left="0cm" fo:margin-right="0cm" fo:text-align="start" style:justify-single-word="false" fo:text-indent="0cm" style:auto-text-indent="false" fo:break-before="page"/>
      <style:text-properties officeooo:rsid="00ed6366" officeooo:paragraph-rsid="00ef4355"/>
    </style:style>
    <style:style style:name="P9" style:family="paragraph" style:parent-style-name="Text_20_body">
      <style:paragraph-properties fo:margin-left="0cm" fo:margin-right="0cm" fo:text-align="start" style:justify-single-word="false" fo:text-indent="0cm" style:auto-text-indent="false"/>
      <style:text-properties officeooo:paragraph-rsid="00ec33bd"/>
    </style:style>
    <style:style style:name="P10" style:family="paragraph" style:parent-style-name="Text_20_body">
      <style:paragraph-properties fo:margin-left="0cm" fo:margin-right="0cm" fo:text-align="start" style:justify-single-word="false" fo:text-indent="0cm" style:auto-text-indent="false"/>
      <style:text-properties officeooo:paragraph-rsid="00ef4355"/>
    </style:style>
    <style:style style:name="P11" style:family="paragraph" style:parent-style-name="Text_20_body">
      <style:paragraph-properties fo:margin-left="0cm" fo:margin-right="0cm" fo:text-align="start" style:justify-single-word="false" fo:text-indent="0cm" style:auto-text-indent="false"/>
      <style:text-properties officeooo:rsid="00ed6366" officeooo:paragraph-rsid="00ed6366"/>
    </style:style>
    <style:style style:name="P12" style:family="paragraph" style:parent-style-name="Text_20_body">
      <style:paragraph-properties fo:margin-left="0cm" fo:margin-right="0cm" fo:text-align="start" style:justify-single-word="false" fo:text-indent="0cm" style:auto-text-indent="false"/>
      <style:text-properties officeooo:rsid="00ed6366" officeooo:paragraph-rsid="00ef4355"/>
    </style:style>
    <style:style style:name="P13" style:family="paragraph" style:parent-style-name="Text_20_body">
      <style:paragraph-properties fo:margin-left="0cm" fo:margin-right="0cm" fo:text-align="start" style:justify-single-word="false" fo:text-indent="0cm" style:auto-text-indent="false"/>
      <style:text-properties officeooo:rsid="00ef4355" officeooo:paragraph-rsid="00ef4355"/>
    </style:style>
    <style:style style:name="P14" style:family="paragraph" style:parent-style-name="Text_20_body">
      <style:paragraph-properties fo:margin-left="0cm" fo:margin-right="0cm" fo:text-align="start" style:justify-single-word="false" fo:text-indent="0cm" style:auto-text-indent="false"/>
      <style:text-properties officeooo:rsid="00ef4355" officeooo:paragraph-rsid="00f140bc"/>
    </style:style>
    <style:style style:name="P15" style:family="paragraph" style:parent-style-name="Text_20_body">
      <style:paragraph-properties fo:margin-left="0cm" fo:margin-right="0cm" fo:text-align="start" style:justify-single-word="false" fo:text-indent="0cm" style:auto-text-indent="false"/>
      <style:text-properties officeooo:rsid="00f140bc" officeooo:paragraph-rsid="00f140bc"/>
    </style:style>
    <style:style style:name="P16" style:family="paragraph" style:parent-style-name="Text_20_body">
      <style:paragraph-properties fo:margin-left="0cm" fo:margin-right="0cm" fo:text-align="start" style:justify-single-word="false" fo:text-indent="0cm" style:auto-text-indent="false"/>
      <style:text-properties officeooo:rsid="00f1ce3a" officeooo:paragraph-rsid="00f1ce3a"/>
    </style:style>
    <style:style style:name="T1" style:family="text">
      <style:text-properties fo:font-size="12pt" officeooo:rsid="00adf78f" style:font-size-asian="12pt" style:font-size-complex="12pt"/>
    </style:style>
    <style:style style:name="T2" style:family="text">
      <style:text-properties fo:font-size="12pt" officeooo:rsid="009779b5" style:font-size-asian="12pt" style:font-size-complex="12pt"/>
    </style:style>
    <style:style style:name="T3" style:family="text">
      <style:text-properties fo:font-size="12pt" officeooo:rsid="00942247" style:font-size-asian="12pt" style:font-size-complex="12pt"/>
    </style:style>
    <style:style style:name="T4" style:family="text">
      <style:text-properties officeooo:rsid="00ed6366"/>
    </style:style>
    <style:style style:name="T5" style:family="text">
      <style:text-properties officeooo:rsid="00ef4355"/>
    </style:style>
    <style:style style:name="T6" style:family="text">
      <style:text-properties officeooo:rsid="00f140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xt:bookmark-start text:name="__RefHeading__130_808346238"/>Architecture<text:bookmark-end text:name="__RefHeading__130_808346238"/></text:h>
      <text:p text:style-name="P11">La solution d'automatisation est une architecture trois tiers composée d'automates, d'agents et d'une interface utilisateur. Cette architecture est capable d'intégrer des composants supplémentaires pour ajouter de nouvelles fonctions ou répondre à des besoins de performances dans le cas de gros volumes de traitements.</text:p>
      <text:h text:style-name="Heading_20_2" text:outline-level="2"><text:span text:style-name="T4">Composants de base</text:span> </text:h>
      <text:p text:style-name="P13">Les composants de base sont présent sur la machine virtuelle, <text:span text:style-name="T6">cette seule machine est donc à même de prendre en charge l'ordonnancement.</text:span></text:p>
      <text:p text:style-name="P11"/>
      <text:p text:style-name="P11"/>
      <text:h text:style-name="P8" text:outline-level="2"><text:span text:style-name="T5">Installation existante</text:span></text:h>
      <text:p text:style-name="P15">Si une installation a déjà été réalisé et qu'un référentiel est en place, il est préférable de se connecter directement sur l'existant et éventuellement d'éteindre l'automate applicatif de la machine pour concentrer les ressources sur l'interface.</text:p>
      <text:p text:style-name="P15"/>
      <text:p text:style-name="P15"/>
      <text:h text:style-name="P6" text:outline-level="2">Déploiement</text:h>
      <text:p text:style-name="P15">Pour centraliser les traitements du site, il sera nécessaire d'exécuter les commandes sur les machines distantes. Il existe plusieurs solutions :</text:p>
      <text:p text:style-name="P15">- utiliser les outils locaux de la machines : ssh, psexec, wmi ou <text:s/>même d'autres outils comme salt. Aucun changement n'est à réaliser ni sur la partie Ari'i, ni sur les machines distantes.</text:p>
      <text:p text:style-name="P15">- installer des agents sur les machines distantes. Les informations d'exécution, comme le statuts ou les journaux, remontent directement dans Ari'i à travers l'automate</text:p>
      <text:p text:style-name="P15">- installer de nouveaux automates sur le même référentiel, les informations seront remontées directement dans la base de données</text:p>
      <text:p text:style-name="P15">- installer un référentiel supplémentaire, c'est le seul cas où il faudra passer par le module d'administration pour ajouter ce nouveau référentiel.</text:p>
      <text:p text:style-name="P14"/>
      <text:h text:style-name="P7" text:outline-level="2">Développement</text:h>
      <text:p text:style-name="P16">Pour le développement, il sera judicieux de remonter les modifications d'objets vers un serveur GIT.</text:p>
      <text:p text:style-name="P10"/>
      <text:p text:style-name="P12"/>
      <text:h text:style-name="P8" text:outline-level="2"><text:span text:style-name="T5">Haute disponibilité</text:span></text:h>
      <text:p text:style-name="P16">La haute disponibilité est la capacité d'une machine à reprendre les traitements en cours lors de l'arrêt de la machine qui en a habituellement la responsabilité. Pour réaliser ce type d'opération, il est nécessaire d'avoir à minima :</text:p>
      <text:p text:style-name="P16">- un automate configurer en mode passif, disposant des objets nécessaires et prêt à reprendre les exécutions</text:p>
      <text:p text:style-name="P16">- un référentiel ou une copie de ce référentiel pour retrouver les états des traitements au moment de la bascule</text:p>
      <text:p text:style-name="P16">La mise en place d'un tel mécanisme est facilité par la mise à disposition d'une machine configurée en mode passif.</text:p>
      <text:p text:style-name="P16">Pour activer le mécanisme, il faudra :</text:p>
      <text:p text:style-name="P16">- connecter le deuxième automate sur le référentiel actif et sur le superviseur pour synchroniser le folder cache</text:p>
      <text:p text:style-name="P16">- mettre en place le rsync pour synchroniser les objets du live folder <text:s/></text:p>
      <text:p text:style-name="P16">Une deuxième base de données est en mode réplication reposant sur un cluster galera.</text:p>
      <text:p text:style-name="P16"/>
      <text:p text:style-name="P11"/>
      <text:p text:style-name="P11"><text:s/></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 svg:font-family="Dustismo" style:font-adornments="Gras" style:font-pitch="variable"/>
    <style:font-face style:name="Dustismo2" svg:font-family="Dustismo" style:font-adornments="Italique" style:font-pitch="variable"/>
    <style:font-face style:name="Dustismo1" svg:font-family="Dustismo" style:font-adornments="Italique gras" style:font-pitch="variable"/>
    <style:font-face style:name="Dustismo Roman" svg:font-family="'Dustismo Roman'" style:font-adornments="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loext:contextual-spacing="false" fo:text-align="start" style:justify-single-word="false" fo:text-indent="0.199cm" style:auto-text-indent="false" style:page-number="auto" fo:background-color="transparent" style:shadow="none" text:number-lines="true" text:line-number="0">
        <style:tab-stops/>
        <style:background-image/>
      </style:paragraph-properties>
      <style:text-properties style:font-name="Ubuntu" fo:font-family="Ubuntu" style:font-style-name="Normal" style:font-pitch="variable" fo:font-size="12pt" style:font-size-asian="12pt" style:font-size-complex="12pt"/>
    </style:style>
    <style:style style:name="Heading" style:family="paragraph" style:parent-style-name="Standard" style:next-style-name="Text_20_body" style:class="text">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Dustismo Roman" fo:font-family="'Dustismo Roman'" style:font-style-name="Gras" style:font-pitch="variable" fo:font-size="24pt" fo:font-weight="bold"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fo:text-align="start" style:justify-single-word="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left="0cm" fo:margin-right="0cm" fo:margin-top="0.212cm" fo:margin-bottom="0.212cm" loext:contextual-spacing="false" fo:text-align="center" style:justify-single-word="false" fo:text-indent="0cm" style:auto-text-indent="false" text:number-lines="false" text:line-number="0"/>
      <style:text-properties fo:font-size="11pt" fo:font-style="italic" style:font-size-asian="12pt" style:font-style-asian="italic" style:font-weight-asian="normal"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loext: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style:font-name="Dustismo" fo:font-family="Dustismo" style:font-style-name="Gras" style:font-pitch="variable" fo:font-size="20pt" fo:font-weight="bold" fo:background-color="#e6e6e6"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loext: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Dustismo" fo:font-family="Dustismo" style:font-style-name="Gras" style:font-pitch="variable" fo:font-size="18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loext: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Dustismo1" fo:font-family="Dustismo" style:font-style-name="Italique gras" style:font-pitch="variable" fo:font-size="16pt" fo:font-style="normal" style:font-weight-asian="bold"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2"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75%" style:font-weight-asian="bold" style:font-size-complex="75%" style:font-weight-complex="bold"/>
    </style:style>
    <style:style style:name="Signature" style:family="paragraph" style:parent-style-name="Standard" style:class="text"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style:paragraph-properties fo:margin-top="0.4cm" fo:margin-bottom="0.6cm" loext: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start" style:justify-single-word="false"/>
      <style:text-properties fo:font-size="18pt" fo:font-weight="bold" style:font-size-asian="18pt" style:font-weight-asian="bold" style:font-size-complex="18pt" style:font-weight-complex="bold"/>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Gros_20_Titre" style:display-name="Gros Titre" style:family="paragraph" style:parent-style-name="Text_20_body">
      <style:paragraph-properties fo:background-color="transparent">
        <style:tab-stops/>
        <style:background-image/>
      </style:paragraph-properties>
      <style:text-properties fo:font-size="48pt" style:font-size-asian="10.5pt"/>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Gros_20_Titre" style:display-name="Gros Titre" style:family="text">
      <style:text-properties style:font-name="Arial" fo:font-family="Arial" style:font-style-name="Normal" style:font-family-generic="swiss" style:font-pitch="variable" fo:font-size="48pt" fo:background-color="transparent" style:font-size-asian="10.5pt" style:font-relief="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Header">
      <style:paragraph-properties fo:text-align="start" style:justify-single-word="false"/>
    </style:style>
    <style:style style:name="MP2" style:family="paragraph" style:parent-style-name="Header">
      <style:paragraph-properties fo:text-align="start" style:justify-single-word="false"/>
      <style:text-properties fo:font-size="12pt" officeooo:rsid="00942247" style:font-size-asian="12pt" style:font-size-complex="12pt"/>
    </style:style>
    <style:style style:name="MP3" style:family="paragraph" style:parent-style-name="Footer">
      <style:paragraph-properties fo:margin-left="0cm" fo:margin-right="0cm" fo:text-indent="0cm" style:auto-text-indent="false"/>
      <style:text-properties fo:font-size="12pt" officeooo:rsid="009779b5" officeooo:paragraph-rsid="009779b5" style:font-size-asian="12pt" style:font-size-complex="12pt"/>
    </style:style>
    <style:style style:name="MP4" style:family="paragraph" style:parent-style-name="Standard" style:master-page-name="">
      <style:paragraph-properties fo:margin-left="0cm" fo:margin-right="0cm" fo:margin-top="0cm" fo:margin-bottom="0.101cm" loext:contextual-spacing="false" fo:text-indent="0.199cm" style:auto-text-indent="false" style:page-number="auto" fo:background-color="transparent" style:shadow="none" text:number-lines="true" text:line-number="0">
        <style:tab-stops/>
        <style:background-image/>
      </style:paragraph-properties>
      <style:text-properties fo:font-size="12pt" officeooo:paragraph-rsid="00971bed" style:font-size-asian="12pt" style:font-size-complex="12pt"/>
    </style:style>
    <style:style style:name="MT1" style:family="text">
      <style:text-properties fo:font-size="12pt" officeooo:rsid="00adf78f" style:font-size-asian="12pt" style:font-size-complex="12pt"/>
    </style:style>
    <style:style style:name="MT2" style:family="text">
      <style:text-properties fo:font-size="12pt" officeooo:rsid="009779b5" style:font-size-asian="12pt" style:font-size-complex="12pt"/>
    </style:style>
    <style:style style:name="MT3" style:family="text">
      <style:text-properties fo:font-size="12pt" officeooo:rsid="00942247" style:font-size-asian="12pt" style:font-size-complex="12pt"/>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ri'i, i</text:span><text:span text:style-name="MT2">nterface web </text:span><text:span text:style-name="MT1">pour Open Source JobScheduler</text:span><text:span text:style-name="MT3"><text:tab/><text:tab/></text:span><text:span text:style-name="MT3"><text:page-number text:select-page="current">5</text:page-number></text:span></text:p>
      </style:header>
      <style:header-first>
        <text:p text:style-name="MP2"/>
      </style:header-first>
      <style:footer>
        <text:p text:style-name="MP3">Solutions Open Source Paris<text:tab/><text:tab/>Février 2014</text:p>
      </style:footer>
      <style:footer-first>
        <text:p text:style-name="MP4"/>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2T15:49:27.82</meta:creation-date>
    <meta:editing-duration>P5DT13H22M31S</meta:editing-duration>
    <meta:editing-cycles>99</meta:editing-cycles>
    <meta:generator>LibreOffice/4.3.2.2$Windows_x86 LibreOffice_project/edfb5295ba211bd31ad47d0bad0118690f76407d</meta:generator>
    <dc:title>Ari'i</dc:title>
    <dc:date>2014-12-05T19:02:37.818000000</dc:date>
    <dc:subject>Open Source JobScheduler</dc:subject>
    <meta:document-statistic meta:table-count="0" meta:image-count="0" meta:object-count="0" meta:page-count="5" meta:paragraph-count="26" meta:word-count="406" meta:character-count="2646" meta:non-whitespace-character-count="2258"/>
  </office:meta>
</office:document-meta>
</file>